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BindingComponentsTask.setSharedLibraryName( String sharedLibra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indingComponentsTask.doExecute( AdminCommandsServiceMBean a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BindingComponentsTask.setServiceAssemblyName( String serviceAssembl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indingComponentsTask.setBindingComponentName( String binding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indingComponentsTask.getSharedLibrar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indingComponentsTask.getServiceAssembl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indingComponentsTask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indingComponentsTask.isXml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indingComponentsTask.setXmlOutput( String xml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indingComponentsTask.setState(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indingComponentsTask.getBindingCompon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